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Manager.IndexedDiskCacheManager( IndexedDiskCacheAttributes default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Manager.freeCache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Manager.getInstance( IndexedDiskCacheAttributes defaultCache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DiskCacheManager.rele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edDisk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DiskCacheManager.getCache( IndexedDiskCacheAttributes cache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